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8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b1540" officeooo:paragraph-rsid="000b1540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c6341" officeooo:paragraph-rsid="000c6341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fo:language="it" fo:country="IT" fo:font-weight="bold" officeooo:rsid="000c6341" officeooo:paragraph-rsid="000c6341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b1540" officeooo:paragraph-rsid="000b1540" style:font-size-asian="18pt" style:font-weight-asian="normal" style:font-size-complex="18pt" style:font-weight-complex="normal"/>
    </style:style>
    <style:style style:name="P7" style:family="paragraph" style:parent-style-name="Standard" style:list-style-name="L2">
      <style:paragraph-properties fo:line-height="115%" fo:text-align="justify" style:justify-single-word="false"/>
      <style:text-properties fo:font-size="12pt" fo:language="it" fo:country="IT" fo:font-weight="normal" officeooo:rsid="000c785d" officeooo:paragraph-rsid="000c785d" style:font-size-asian="18pt" style:font-weight-asian="normal" style:font-size-complex="18pt" style:font-weight-complex="normal"/>
    </style:style>
    <style:style style:name="P8" style:family="paragraph" style:parent-style-name="Standard" style:list-style-name="L2">
      <style:paragraph-properties fo:line-height="115%" fo:text-align="justify" style:justify-single-word="false"/>
      <style:text-properties fo:font-size="12pt" fo:language="it" fo:country="IT" fo:font-weight="normal" officeooo:rsid="000dc01d" officeooo:paragraph-rsid="000dc01d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e9c58" officeooo:paragraph-rsid="000e9c58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fe56f" officeooo:paragraph-rsid="000fe56f" style:font-size-asian="18pt" style:font-weight-asian="normal" style:font-size-complex="18pt" style:font-weight-complex="normal"/>
    </style:style>
    <style:style style:name="P11" style:family="paragraph" style:parent-style-name="Standard" style:list-style-name="L3">
      <style:paragraph-properties fo:line-height="115%" fo:text-align="justify" style:justify-single-word="false"/>
      <style:text-properties fo:font-size="12pt" fo:language="it" fo:country="IT" fo:font-weight="normal" officeooo:rsid="000fe56f" officeooo:paragraph-rsid="000fe56f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T1" style:family="text">
      <style:text-properties officeooo:rsid="000c6341"/>
    </style:style>
    <style:style style:name="T2" style:family="text">
      <style:text-properties officeooo:rsid="000c785d"/>
    </style:style>
    <style:style style:name="T3" style:family="text">
      <style:text-properties officeooo:rsid="000e9c5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ARO – P<text:span text:style-name="T1">A</text:span>G<text:span text:style-name="T1">GINE</text:span> 12<text:span text:style-name="T2">6</text:span></text:p>
      <text:p text:style-name="P2"/>
      <text:p text:style-name="P4"><text:span text:style-name="T2">9</text:span>) <text:span text:style-name="T2">Inserisci I’artcolo</text:span></text:p>
      <text:list xml:id="list1806335059" text:style-name="L2">
        <text:list-item>
          <text:p text:style-name="P7">Buonaseram la signora Gardini!</text:p>
        </text:list-item>
        <text:list-item>
          <text:p text:style-name="P7">Il signor Manenti è svizerro.</text:p>
        </text:list-item>
        <text:list-item>
          <text:p text:style-name="P8">La signora Falchetti è di Cesena.</text:p>
        </text:list-item>
        <text:list-item>
          <text:p text:style-name="P8">Oh, il signor Botteri, buongiorno!</text:p>
        </text:list-item>
        <text:list-item>
          <text:p text:style-name="P8">Il signor Gatti, Le di dov’è?</text:p>
        </text:list-item>
        <text:list-item>
          <text:p text:style-name="P8">Signora Franchi… <text:span text:style-name="T3">la signora Fonseca, una collega di Lisbona.</text:span></text:p>
        </text:list-item>
      </text:list>
      <text:p text:style-name="P2"/>
      <text:p text:style-name="P2"/>
      <text:p text:style-name="P4"><text:span text:style-name="T3">10</text:span>) <text:span text:style-name="T3">Ordina le frasi e ricostruisci il dialogo tra Matteo, Giusi e Anna</text:span></text:p>
      <text:p text:style-name="P9">Matteo: Ciao, Giusi</text:p>
      <text:p text:style-name="P9">Giusi: Ciao, Matteo… Lei é una collega di Milano</text:p>
      <text:p text:style-name="P9">Anna: Piacere, sono Anna</text:p>
      <text:p text:style-name="P9">Matteo: Ciao, Anna</text:p>
      <text:p text:style-name="P9">Anna: E tu, di dove sei?</text:p>
      <text:p text:style-name="P9">Matteo: Sono di Orvieto</text:p>
      <text:p text:style-name="P9"/>
      <text:p text:style-name="P2"/>
      <text:p text:style-name="P4"><text:span text:style-name="T3">11</text:span>) <text:span text:style-name="T3">Di dove sono queste famose specialità?</text:span></text:p>
      <text:p text:style-name="P9">La paella è spagnola</text:p>
      <text:p text:style-name="P9">Il parmigiano è italiano</text:p>
      <text:p text:style-name="P9">La sachertorte è austriaca</text:p>
      <text:p text:style-name="P9">Il pastis è francese</text:p>
      <text:p text:style-name="P10">Il gyros è greco</text:p>
      <text:p text:style-name="P10">La pizza è italiana</text:p>
      <text:p text:style-name="P10">La baguette è francese</text:p>
      <text:p text:style-name="P10">Il wurstel è austriaco</text:p>
      <text:p text:style-name="P4"/>
      <text:list xml:id="list2610648273" text:style-name="L3">
        <text:list-item>
          <text:p text:style-name="P11">aggettivi che terminano in O al maschile e in A al femminile</text:p>
        </text:list-item>
        <text:list-item>
          <text:p text:style-name="P11">aggettivi che terminano in E sia al maschile che al femmini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9:06.320611340</meta:creation-date>
    <dc:date>2022-10-25T13:42:06.220385516</dc:date>
    <meta:editing-duration>PT15M3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6" meta:word-count="153" meta:character-count="829" meta:non-whitespace-character-count="709"/>
  </office:meta>
</office:document-meta>
</file>